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~? Get me a
chocolate parfait, and maybe I'll tell ya~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~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~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
was the work of either the Red or Blue
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"Uwaaagh!! Where did you come from?!!"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"It must have turned invisible to hide
from us.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"I'd put this in the creepy-yet-cute
category, wouldn't you say?"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"Nah, I think it's just plain creepy."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"U-Umm... we're in combat..."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3T15:50:27+01:00</meta:creation-date>
    <dc:date>2020-02-23T15:50:2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